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b7c1a" officeooo:paragraph-rsid="001b7c1a"/>
    </style:style>
    <style:style style:name="P2" style:family="paragraph" style:parent-style-name="Standard">
      <style:paragraph-properties fo:line-height="200%" fo:text-align="center" style:justify-single-word="false" fo:text-indent="0.5in" style:auto-text-indent="true"/>
      <style:text-properties fo:font-style="italic" fo:font-weight="normal" officeooo:rsid="001b7c1a" officeooo:paragraph-rsid="001b7c1a" style:font-style-asian="italic" style:font-weight-asian="normal" style:font-style-complex="italic" style:font-weight-complex="normal"/>
    </style:style>
    <style:style style:name="P3"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b7c1a" officeooo:paragraph-rsid="001b7c1a" style:font-style-asian="normal" style:font-weight-asian="bold" style:font-style-complex="normal" style:font-weight-complex="bold"/>
    </style:style>
    <style:style style:name="P4" style:family="paragraph" style:parent-style-name="Standard">
      <style:paragraph-properties fo:line-height="200%" fo:text-align="left" style:justify-single-word="false" fo:text-indent="0.5in" style:auto-text-indent="true"/>
      <style:text-properties fo:font-style="normal" style:text-underline-style="none" fo:font-weight="normal" officeooo:rsid="001b7c1a" officeooo:paragraph-rsid="001b7c1a" style:font-style-asian="normal" style:font-weight-asian="normal" style:font-style-complex="normal" style:font-weight-complex="normal"/>
    </style:style>
    <style:style style:name="P5" style:family="paragraph" style:parent-style-name="Standard">
      <style:paragraph-properties fo:line-height="200%" fo:text-align="left" style:justify-single-word="false" fo:text-indent="0.5in" style:auto-text-indent="true"/>
      <style:text-properties fo:font-style="italic" style:text-underline-style="none" fo:font-weight="normal" officeooo:rsid="001b7c1a" officeooo:paragraph-rsid="001b7c1a" style:font-style-asian="italic" style:font-weight-asian="normal" style:font-style-complex="italic" style:font-weight-complex="normal"/>
    </style:style>
    <style:style style:name="P6" style:family="paragraph" style:parent-style-name="Standard">
      <style:paragraph-properties fo:line-height="200%" fo:text-align="left" style:justify-single-word="false" fo:text-indent="0.5in" style:auto-text-indent="true"/>
      <style:text-properties fo:font-style="normal" style:text-underline-style="none" fo:font-weight="normal" officeooo:rsid="001bf439" officeooo:paragraph-rsid="001b7c1a" style:font-style-asian="normal" style:font-weight-asian="normal" style:font-style-complex="normal" style:font-weight-complex="normal"/>
    </style:style>
    <style:style style:name="P7"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bf439" officeooo:paragraph-rsid="001bf439" style:font-style-asian="normal" style:font-weight-asian="bold" style:font-style-complex="normal" style:font-weight-complex="bold"/>
    </style:style>
    <style:style style:name="P8" style:family="paragraph" style:parent-style-name="Standard">
      <style:paragraph-properties fo:line-height="200%" fo:text-align="left" style:justify-single-word="false" fo:text-indent="0.5in" style:auto-text-indent="true"/>
      <style:text-properties fo:font-style="normal" style:text-underline-style="none" fo:font-weight="normal" officeooo:rsid="001bf439" officeooo:paragraph-rsid="001bf439" style:font-style-asian="normal" style:font-weight-asian="normal" style:font-style-complex="normal" style:font-weight-complex="normal"/>
    </style:style>
    <style:style style:name="P9"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c43c9" officeooo:paragraph-rsid="001c43c9" style:font-style-asian="normal" style:font-weight-asian="bold" style:font-style-complex="normal" style:font-weight-complex="bold"/>
    </style:style>
    <style:style style:name="P10" style:family="paragraph" style:parent-style-name="Standard">
      <style:paragraph-properties fo:line-height="200%" fo:text-align="left" style:justify-single-word="false" fo:text-indent="0.5in" style:auto-text-indent="true"/>
      <style:text-properties fo:font-style="normal" style:text-underline-style="none" fo:font-weight="normal" officeooo:rsid="001c43c9" officeooo:paragraph-rsid="001c43c9" style:font-style-asian="normal" style:font-weight-asian="normal" style:font-style-complex="normal" style:font-weight-complex="normal"/>
    </style:style>
    <style:style style:name="P11" style:family="paragraph" style:parent-style-name="Standard">
      <style:paragraph-properties fo:line-height="200%" fo:text-align="left" style:justify-single-word="false" fo:text-indent="0.5in" style:auto-text-indent="true"/>
      <style:text-properties fo:font-style="italic" style:text-underline-style="none" fo:font-weight="normal" officeooo:rsid="001c43c9" officeooo:paragraph-rsid="001c43c9" style:font-style-asian="italic" style:font-weight-asian="normal" style:font-style-complex="italic" style:font-weight-complex="normal"/>
    </style:style>
    <style:style style:name="P12" style:family="paragraph" style:parent-style-name="Standard">
      <style:paragraph-properties fo:line-height="200%" fo:text-align="left" style:justify-single-word="false" fo:text-indent="0.5in" style:auto-text-indent="true"/>
      <style:text-properties fo:font-style="normal" style:text-underline-style="none" fo:font-weight="normal" officeooo:rsid="001d492d" officeooo:paragraph-rsid="001c43c9" style:font-style-asian="normal" style:font-weight-asian="normal" style:font-style-complex="normal" style:font-weight-complex="normal"/>
    </style:style>
    <style:style style:name="P13"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d492d" officeooo:paragraph-rsid="001d492d" style:font-style-asian="normal" style:font-weight-asian="bold" style:font-style-complex="normal" style:font-weight-complex="bold"/>
    </style:style>
    <style:style style:name="P14" style:family="paragraph" style:parent-style-name="Standard">
      <style:paragraph-properties fo:line-height="200%" fo:text-align="left" style:justify-single-word="false" fo:text-indent="0.5in" style:auto-text-indent="true"/>
      <style:text-properties fo:font-style="normal" style:text-underline-style="none" fo:font-weight="normal" officeooo:rsid="001d492d" officeooo:paragraph-rsid="001d492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officeooo:rsid="001bf439" style:font-style-asian="normal" style:font-style-complex="normal"/>
    </style:style>
    <style:style style:name="T3" style:family="text">
      <style:text-properties officeooo:rsid="001c43c9"/>
    </style:style>
    <style:style style:name="T4" style:family="text">
      <style:text-properties officeooo:rsid="001d492d"/>
    </style:style>
    <style:style style:name="T5" style:family="text">
      <style:text-properties fo:font-style="normal" officeooo:rsid="001d492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Godly Mothers – 2 Timothy 1:5</text:p>
      <text:p text:style-name="P2">When I call to remembrance the unfeigned faith that is in thee, which dwelt first in thy grandmother Lois, and thy mother Eunice; and I am persuaded that in thee also.</text:p>
      <text:p text:style-name="P3">Preface</text:p>
      <text:p text:style-name="P4"><text:tab/>Today we celebrate our mothers. Mothers day is a day where we sit back and be thankful for the mothers that raised us, the grandmothers who taught us and the mothers of others who helped rear us into the people we are today. For those of us who have lost their mothers or they are no longer with us, it is a day of reflection for the person who washed our scrapes, who nurtured us when we were sick and who taught us about the love of Jesus even when we did not realize she was doing so. Today we will learn about 5 women of the bible who gave us much. We know their children very well, but the mothers are often in the background, praying and holding us up when we need them.</text:p>
      <text:p text:style-name="P3">Mother 1 – Sarah</text:p>
      <text:p text:style-name="P4"><text:tab/>A. Genesis 21:6-7 - <text:span text:style-name="T1">And Sarah said, God hath made me to laugh, so that all that hear will laugh with me. And she said, Who would have said unto Abraham, that Sarah should have given children suck? for I have born him a son in his old age.</text:span></text:p>
      <text:p text:style-name="P5"><text:tab/><text:span text:style-name="T2">B. We all know this famous story. God told Abraham that his descendants would number the stars in the sky. Abraham and Sarah doubted, and Sarah laughed at the idea as both of them were very old. They were approximately in their 80’s to 100 years old. </text:span></text:p>
      <text:p text:style-name="P6"><text:tab/>C. Isaac means laughter. Often lost in this story is Sarah herself. She was old, baron, but God made a way. God choose not just Abraham but Sarah as well. Her faith lead her to conceive a child at an advanced age that ultimately led to God’s chosen people. Israel. </text:p>
      <text:p text:style-name="P7">Mother 2 – Jochebed</text:p>
      <text:p text:style-name="P8"><text:tab/>A. This mothers nam<text:span text:style-name="T3">e means Yahweh is Glory. Or God is glory. Her name is only mentioned in genealogies, but what a genealogy she has. She is of the tribe of Levi and the mother of Miriam, Aaron, and Moses. </text:span></text:p>
      <text:p text:style-name="P8"><text:soft-page-break/><text:tab/><text:span text:style-name="T3">B. Exodus 2:1-10 – Jochebed had faith and was brave. Despite the Pharaohs decree to have all male babies killed, She saved her sons. She eventually had Aaron as well as Moses. Moses was born after the decree. </text:span></text:p>
      <text:p text:style-name="P8"><text:tab/><text:span text:style-name="T3">C. Her obedience to God eventually lead to the leadership of the Israelites. We know the story of Moses, but often his mother gets lost in all of this. Despite being told she had to kill her child, she was lead by faith and trust to put him in a basket. This one act saved not only Moses but an entire peoples.</text:span></text:p>
      <text:p text:style-name="P9">Mother 3 – Hannah</text:p>
      <text:p text:style-name="P10"><text:tab/>A. 1 Samuel 1:10-11 - <text:span text:style-name="T1">10 In her deep anguish Hannah prayed to the Lord, weeping bitterly. 11 And she made a vow, saying, “Lord Almighty, if you will only look on your servant’s misery and remember me, and not forget your servant but give her a son, then I will give him to the Lord for all the days of his life, and no razor will ever be used on his head.”</text:span></text:p>
      <text:p text:style-name="P10"><text:tab/>B. Hannah prayed that God would give her a son and she would give him right back to Him. Often overlooked in our spiritual journeys are the prayers of mothers. I am sure it is because of my own mothers prayers that I am standing in this pulpit this morning.</text:p>
      <text:p text:style-name="P10"><text:tab/>C. Hannah dedicated her unborn son to the Lord. Her son Samuel eventually became a prophet for God. He oversaw the installation of two kings of Israel one of them being King David. Because of her trust in God and dedication to the Lord, Her child was anointed by God to lead His people.</text:p>
      <text:p text:style-name="P9">Mother 4 – Elizabeth</text:p>
      <text:p text:style-name="P10"><text:tab/>A. <text:span text:style-name="T4">Luke 1:39-45 “</text:span><text:span text:style-name="T1">39 At that time Mary got ready and hurried to a town in the hill country of Judea, 40 where she entered Zechariah’s home and greeted Elizabeth. 41 When Elizabeth heard Mary’s greeting, the baby leaped in her womb, and Elizabeth was filled with the Holy Spirit. 42 In a loud voice she exclaimed: “Blessed are you among women, and blessed is the child you will bear! 43 But why am I so favored, that the mother of my Lord should come to me? 44 As soon as the sound of your greeting </text:span><text:soft-page-break/><text:span text:style-name="T1">reached my ears, the baby in my womb leaped for joy. 45 Blessed is she who has believed that the Lord would fulfill his promises to her!”</text:span></text:p>
      <text:p text:style-name="P11"><text:tab/><text:span text:style-name="T5">B. Elizabeth is the mother of John the Baptist. The cousin of Jesus, the one who was beheaded by Herod. He was the one who baptized Jesus, but this sermon is not about Him it is about His mother. Who when encountered with her cousin Mary, her baby leapt in her womb. </text:span></text:p>
      <text:p text:style-name="P12"><text:tab/>C. Elizabeth recognized God’s favor and was humble enough to acknowledge the baby inside of Mary. Motherhood is often a humbling experience. You do not know everything right away, most of it is “baptism by fire”, but eventually your children grow up and you can be proud of those humbling moments that turned them into what they became.</text:p>
      <text:p text:style-name="P13">Mother 5 – Mary</text:p>
      <text:p text:style-name="P14"><text:tab/>A. Luke 1:26-38 – We end this sermon with the most famous mother in the bible. Mary. The mother of Jesus. The teenager who became the mother of our Savior. The women who had such faith and courage to not hide herself out of shame of being pregnant without knowing a man. </text:p>
      <text:p text:style-name="P14"><text:tab/>B. Mary showed grace and faith throughout her life. We see only glimpses of what it was like to be the mother of Jesus. We see that she came to see him and He put his relationship with her on pause while He did the Lord’s work. We see her at the cross desperately crying for her child that was being slain for crimes He did not commit. We last see her after the resurrection bidding her son goodbye until they meet again in heaven.</text:p>
      <text:p text:style-name="P14"><text:tab/>C. We often think of what must have been going through her mind at the crucifixion. We know that She nurtured Jesus as a baby, we know that she raised Him to be a Godly man, and we also know that she was always in His corner no matter what the world was telling her. Mothers have an uncanny ability to always stick by their children despite sometimes their children not wanting them there. </text:p>
      <text:p text:style-name="P13">Closing</text:p>
      <text:p text:style-name="P14"><text:tab/>Godly mothers are often overlooked in society. It is these mothers, grandmothers, aunts and such that prayed continually for each of us. It is those prayers that were heard and given precedence in <text:soft-page-break/>our lives. Let us to continue to celebrate our mothers not just today but everyday. And let us all point all these great qualities of mothers back to the Savior that we all love. </text:p>
      <text:p text:style-name="P13">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8:40:45.418740735</meta:creation-date>
    <dc:date>2026-05-07T19:35:55.536372432</dc:date>
    <meta:editing-duration>PT12M59S</meta:editing-duration>
    <meta:editing-cycles>1</meta:editing-cycles>
    <meta:document-statistic meta:table-count="0" meta:image-count="0" meta:object-count="0" meta:page-count="4" meta:paragraph-count="27" meta:word-count="1162" meta:character-count="6081" meta:non-whitespace-character-count="4913"/>
    <meta:generator>LibreOffice/26.2.1.1$Linux_X86_64 LibreOffice_project/620$Build-1</meta:generator>
  </office:meta>
</office:document-meta>
</file>